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/>
      </mtr>
      <mtr>
        <mtd>
          <mrow>
            <mi mathvariant="italic">La</mi>
            <mi mathvariant="italic">différence</mi>
            <mi mathvariant="italic">des</mi>
            <mi mathvariant="italic">deux</mi>
            <mi mathvariant="italic">images</mi>
            <mi mathvariant="italic">est</mi>
            <mi mathvariant="italic">calculée</mi>
            <mi mathvariant="italic">de</mi>
            <mi mathvariant="italic">la</mi>
            <mi mathvariant="italic">façon</mi>
            <mi mathvariant="italic">suivante</mi>
            <mi mathvariant="normal">:</mi>
          </mrow>
        </mtd>
      </mtr>
      <mtr>
        <mtd>
          <mrow>
            <mrow>
              <mrow>
                <mo stretchy="false">∣</mo>
                <mrow>
                  <mrow>
                    <mrow>
                      <mo stretchy="false">(</mo>
                      <mrow>
                        <msub>
                          <mi>r</mi>
                          <mrow>
                            <mn>1</mn>
                          </mrow>
                        </msub>
                        <mi>,</mi>
                        <msub>
                          <mi>g</mi>
                          <mrow>
                            <mn>1</mn>
                          </mrow>
                        </msub>
                        <mi>,</mi>
                        <msub>
                          <mi>b</mi>
                          <mrow>
                            <mn>1</mn>
                          </mrow>
                        </msub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sub>
                          <mi>r</mi>
                          <mrow>
                            <mn>2</mn>
                          </mrow>
                        </msub>
                        <mi>,</mi>
                        <msub>
                          <mi>g</mi>
                          <mrow>
                            <mn>2</mn>
                          </mrow>
                        </msub>
                        <mi>,</mi>
                        <msub>
                          <mi>b</mi>
                          <mrow>
                            <mn>2</mn>
                          </mrow>
                        </msub>
                      </mrow>
                      <mo stretchy="false">)</mo>
                    </mrow>
                  </mrow>
                </mrow>
                <mo stretchy="false">∣</mo>
              </mrow>
              <mo stretchy="false">=</mo>
              <mrow>
                <mo stretchy="false">(</mo>
                <mrow>
                  <mrow>
                    <mo stretchy="false">(</mo>
                    <mrow>
                      <mrow>
                        <msub>
                          <mi>r</mi>
                          <mrow>
                            <mn>1</mn>
                          </mrow>
                        </msub>
                        <mo stretchy="false">−</mo>
                        <msub>
                          <mi>r</mi>
                          <mrow>
                            <mn>2</mn>
                          </mrow>
                        </msub>
                      </mrow>
                    </mrow>
                    <mo stretchy="false">)</mo>
                  </mrow>
                  <mrow>
                    <mn>²</mn>
                    <mo stretchy="false">+</mo>
                    <mrow>
                      <mo stretchy="false">(</mo>
                      <mrow>
                        <mrow>
                          <msub>
                            <mi>g</mi>
                            <mrow>
                              <mn>1</mn>
                            </mrow>
                          </msub>
                          <mo stretchy="false">−</mo>
                          <msub>
                            <mi>g</mi>
                            <mrow>
                              <mn>2</mn>
                            </mrow>
                          </msub>
                        </mrow>
                      </mrow>
                      <mo stretchy="false">)</mo>
                    </mrow>
                  </mrow>
                  <mrow>
                    <mn>²</mn>
                    <mo stretchy="false">+</mo>
                    <mrow>
                      <mo stretchy="false">(</mo>
                      <mrow>
                        <mrow>
                          <msub>
                            <mi>b</mi>
                            <mrow>
                              <mn>1</mn>
                            </mrow>
                          </msub>
                          <mo stretchy="false">−</mo>
                          <msub>
                            <mi>b</mi>
                            <mrow>
                              <mn>2</mn>
                            </mrow>
                          </msub>
                        </mrow>
                      </mrow>
                      <mo stretchy="false">)</mo>
                    </mrow>
                  </mrow>
                  <mn>²</mn>
                </mrow>
                <mo stretchy="false">)</mo>
              </mrow>
            </mrow>
          </mrow>
        </mtd>
      </mtr>
      <mtr>
        <mtd>
          <mrow>
            <mi mathvariant="italic">On</mi>
            <mi mathvariant="italic">note</mi>
            <mi>D</mi>
            <mi mathvariant="italic">la</mi>
            <mi mathvariant="italic">différence</mi>
            <mi mathvariant="italic">entre</mi>
            <mi mathvariant="italic">ces</mi>
            <mi mathvariant="italic">deux</mi>
            <mi mathvariant="italic">images.</mi>
          </mrow>
        </mtd>
      </mtr>
      <mtr>
        <mtd/>
      </mtr>
      <mtr>
        <mtd>
          <mrow>
            <mi mathvariant="italic">On</mi>
            <mi mathvariant="italic">parcourt</mi>
            <mi mathvariant="italic">ensuite</mi>
            <mi>l</mi>
            <mi>'</mi>
            <mi mathvariant="italic">image</mi>
            <mi mathvariant="italic">en</mi>
            <mi mathvariant="italic">largeur</mi>
            <mi mathvariant="italic">et</mi>
            <mi mathvariant="italic">hauteur</mi>
            <mi mathvariant="italic">par</mi>
            <mi mathvariant="italic">pas</mi>
            <mi mathvariant="italic">de</mi>
            <mi mathvariant="italic">grid</mi>
            <mi mathvariant="italic">pixels.</mi>
          </mrow>
        </mtd>
      </mtr>
      <mtr>
        <mtd>
          <mrow>
            <mi mathvariant="italic">Avec</mi>
            <mrow>
              <mi mathvariant="italic">grid</mi>
              <mo stretchy="false">=</mo>
              <mrow>
                <msub>
                  <mi>f</mi>
                  <mrow>
                    <mi>g</mi>
                  </mrow>
                </msub>
                <mo stretchy="false">∗</mo>
                <mi>R</mi>
              </mrow>
            </mrow>
            <mi>,</mi>
            <mi>R</mi>
            <mtext>le</mtext>
            <mi mathvariant="italic">rayon</mi>
            <mi mathvariant="italic">des</mi>
            <mi mathvariant="italic">coups</mi>
            <mi mathvariant="italic">de</mi>
            <mi mathvariant="italic">pinceau</mi>
            <mi mathvariant="italic">et</mi>
            <msub>
              <mi>f</mi>
              <mrow>
                <mi>g</mi>
              </mrow>
            </msub>
            <mi mathvariant="italic">une</mi>
            <mi mathvariant="italic">constante.</mi>
          </mrow>
        </mtd>
      </mtr>
      <mtr>
        <mtd>
          <mrow>
            <mi mathvariant="italic">On</mi>
            <mi mathvariant="italic">délimite</mi>
            <mi>l</mi>
            <mi>'</mi>
            <mi mathvariant="italic">image</mi>
            <mi mathvariant="italic">en</mi>
            <mi mathvariant="italic">un</mi>
            <mi mathvariant="italic">ensemble</mi>
            <mi mathvariant="italic">de</mi>
            <mi mathvariant="italic">région</mi>
            <mi>M</mi>
            <mi mathvariant="italic">contenant</mi>
            <mrow>
              <mi mathvariant="italic">grid</mi>
              <mo stretchy="false">×</mo>
              <mi mathvariant="italic">grid</mi>
            </mrow>
            <mi mathvariant="italic">pixels.</mi>
          </mrow>
        </mtd>
      </mtr>
      <mtr>
        <mtd/>
      </mtr>
      <mtr>
        <mtd>
          <mrow>
            <mi mathvariant="italic">On</mi>
            <mi mathvariant="italic">calcule</mi>
            <mi mathvariant="italic">ensuite</mi>
            <mi>l</mi>
            <mi>'</mi>
            <mi mathvariant="italic">erreur</mi>
            <mi mathvariant="italic">moyenne</mi>
            <mi mathvariant="italic">dans</mi>
            <mi mathvariant="italic">chaque</mi>
            <mi mathvariant="italic">zone</mi>
            <mi>M</mi>
            <mi mathvariant="normal">:</mi>
          </mrow>
        </mtd>
      </mtr>
      <mtr>
        <mtd>
          <mrow>
            <mrow>
              <mi mathvariant="italic">areaError</mi>
              <mo stretchy="false">=</mo>
              <mrow>
                <msub>
                  <mo stretchy="false">∑</mo>
                  <mrow>
                    <mi>i</mi>
                    <mi>,</mi>
                    <mrow>
                      <mi>j</mi>
                      <mo stretchy="false">∈</mo>
                      <mi>M</mi>
                    </mrow>
                  </mrow>
                </msub>
                <mrow>
                  <mrow>
                    <msub>
                      <mi>D</mi>
                      <mrow>
                        <mi>i</mi>
                        <mi>,</mi>
                        <mi>j</mi>
                      </mrow>
                    </msub>
                    <mo stretchy="false">/</mo>
                    <mi mathvariant="italic">grid²</mi>
                  </mrow>
                </mrow>
              </mrow>
            </mrow>
          </mrow>
        </mtd>
      </mtr>
      <mtr>
        <mtd/>
      </mtr>
      <mtr>
        <mtd>
          <mrow>
            <mi mathvariant="italic">Si</mi>
            <mi>l</mi>
            <mi>'</mi>
            <mi mathvariant="italic">erreur</mi>
            <mi mathvariant="italic">moyenne</mi>
            <mi mathvariant="italic">dépasse</mi>
            <mi mathvariant="italic">un</mi>
            <mi mathvariant="italic">seuil</mi>
            <mi>T</mi>
            <mi mathvariant="italic">fixé</mi>
            <mi mathvariant="italic">par</mi>
            <mi>l</mi>
            <mi>'</mi>
            <mi mathvariant="italic">utilisateur</mi>
            <mi>,</mi>
          </mrow>
        </mtd>
      </mtr>
      <mtr>
        <mtd>
          <mrow>
            <mi mathvariant="italic">alors</mi>
            <mi mathvariant="italic">on</mi>
            <mi mathvariant="italic">calcule</mi>
            <mi mathvariant="italic">un</mi>
            <mi mathvariant="italic">nouveau</mi>
            <mi mathvariant="italic">coup</mi>
            <mi mathvariant="italic">de</mi>
            <mi mathvariant="italic">pinceau.</mi>
          </mrow>
        </mtd>
      </mtr>
      <mtr>
        <mtd/>
      </mtr>
      <mtr>
        <mtd>
          <mrow>
            <mi mathvariant="italic">Les</mi>
            <mi mathvariant="italic">coordonnées</mi>
            <mi mathvariant="italic">de</mi>
            <mi mathvariant="italic">départ</mi>
            <mi mathvariant="italic">de</mi>
            <mi mathvariant="italic">ce</mi>
            <mi mathvariant="italic">coup</mi>
            <mi mathvariant="italic">de</mi>
            <mi mathvariant="italic">pinceau</mi>
            <mi mathvariant="italic">sont</mi>
            <mi mathvariant="normal">:</mi>
          </mrow>
        </mtd>
      </mtr>
      <mtr>
        <mtd>
          <mrow>
            <mrow>
              <mrow>
                <mo stretchy="false">(</mo>
                <mrow>
                  <msub>
                    <mi>x</mi>
                    <mrow>
                      <mn>0</mn>
                    </mrow>
                  </msub>
                  <mi>,</mi>
                  <msub>
                    <mi>y</mi>
                    <mrow>
                      <mn>0</mn>
                    </mrow>
                  </msub>
                </mrow>
                <mo stretchy="false">)</mo>
              </mrow>
              <mo stretchy="false">=</mo>
              <msub>
                <mi mathvariant="italic">max</mi>
                <mrow>
                  <mi>i</mi>
                  <mi>,</mi>
                  <mrow>
                    <mi>j</mi>
                    <mo stretchy="false">∈</mo>
                    <mi>M</mi>
                  </mrow>
                </mrow>
              </msub>
            </mrow>
            <mrow>
              <mo stretchy="false">(</mo>
              <mrow>
                <msub>
                  <mi>D</mi>
                  <mrow>
                    <mi>i</mi>
                    <mi>,</mi>
                    <mi>j</mi>
                  </mrow>
                </msub>
              </mrow>
              <mo stretchy="false">)</mo>
            </mrow>
          </mrow>
        </mtd>
      </mtr>
    </mtable>
    <annotation encoding="StarMath 5.0">newline alignl La différence des deux images est calculée de la façon suivante:
newline alignl lline (r_{1},g_{1},b_{1}) - (r_{2},g_{2},b_{2}) rline = ( (r_{1} -r_{2})² + (g_{1} -g_{2})² + (b_{1} -b_{2})²)
newline alignl On note D la différence entre ces deux images.
newline
newline alignl On parcourt ensuite l'image en largeur et hauteur par pas de grid pixels.
newline alignl Avec grid = f_{g}*R, R "le" rayon des coups de pinceau et f_{g} une constante.
newline alignl On délimite l'image en un ensemble de région M contenant grid times grid pixels.
newline
newline alignl On calcule ensuite l'erreur moyenne dans chaque zone M:
newline alignl areaError = sum_{i,j in M}{D_{i,j} / grid²}
newline
newline alignl Si l'erreur moyenne dépasse un seuil T fixé par l'utilisateur, 
newline alignl alors on calcule un nouveau coup de pinceau.
newline
newline alignl Les coordonnées de départ de ce coup de pinceau sont:
newline alignl (x_{0},y_{0}) = max_{i,j in M}(D_{i,j})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24:18.06</meta:creation-date>
    <meta:generator>OpenOffice/4.1.0$Win32 OpenOffice.org_project/410m18$Build-9764</meta:generator>
  </office:meta>
</office:document-meta>
</file>